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SearchTime( String search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DocsSear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Doc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DocsReturn( String docs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DocsSearch( String docsSea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DocsRestrict( String docsRe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Docs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DocsRe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HasNextPage( String hasNext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HasPrePage( String hasPre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Has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HasPr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getSearch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.setDocsFound( String docs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